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8A5D0C1437B1F0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text-properties officeooo:paragraph-rsid="00479273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f0151"/>
    </style:style>
    <style:style style:name="P2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5" style:family="paragraph" style:parent-style-name="Table_20_Contents">
      <style:paragraph-properties fo:text-align="start" style:justify-single-word="false"/>
      <style:text-properties officeooo:rsid="002aeff2" officeooo:paragraph-rsid="004d72ed"/>
    </style:style>
    <style:style style:name="P26" style:family="paragraph" style:parent-style-name="Table_20_Contents">
      <style:text-properties officeooo:paragraph-rsid="001a5680"/>
    </style:style>
    <style:style style:name="P2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4f0151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8b6cc" fo:background-color="transparent" loext:char-shading-value="0"/>
    </style:style>
    <style:style style:name="T18" style:family="text">
      <style:text-properties officeooo:rsid="002aeff2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3c4ff4"/>
    </style:style>
    <style:style style:name="T25" style:family="text">
      <style:text-properties officeooo:rsid="0043daa3"/>
    </style:style>
    <style:style style:name="T26" style:family="text">
      <style:text-properties officeooo:rsid="00455425"/>
    </style:style>
    <style:style style:name="T27" style:family="text">
      <style:text-properties officeooo:rsid="0048b6cc"/>
    </style:style>
    <style:style style:name="T28" style:family="text">
      <style:text-properties officeooo:rsid="004d72ed"/>
    </style:style>
    <style:style style:name="T29" style:family="text">
      <style:text-properties officeooo:rsid="004e81db"/>
    </style:style>
    <style:style style:name="T30" style:family="text">
      <style:text-properties officeooo:rsid="004f015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4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6"><text:span text:style-name="T9">Česká pirátská strana, </text:span>organizační složka: <text:span text:style-name="T20">Personální odbor</text:span></text:p>
            <text:p text:style-name="P16">z<text:span text:style-name="T19">a</text:span>st<text:span text:style-name="T19">o</text:span>up<text:span text:style-name="T19">ena</text:span>: <text:span text:style-name="T23">Bc. Jana Rohová, jana.rohova@pirati.cz, vedoucí</text:span></text:p>
            <text:p text:style-name="P25">v.z. Vladislav Tobias Esner, tobias.esner@pirati.cz, pověřen vedoucí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2"><text:span text:style-name="T9">Dodavatel</text:span><text:span text:style-name="T12">:</text:span></text:p>
          </table:table-cell>
          <table:table-cell table:style-name="Tabulka1.A1" office:value-type="string">
            <text:p text:style-name="P26"><text:span text:style-name="T19">Jméno</text:span>: Vendula Glancová</text:p>
            <text:p text:style-name="P27"><text:span text:style-name="T25">IČO</text:span>: 75392437 <text:s text:c="3"/><text:span text:style-name="T25">místo podnikání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18"><text:span text:style-name="T29">Koordinátor krajského sdružení</text:span> <text:span text:style-name="T28">Ústecký kraj</text:span></text:p>
          </table:table-cell>
        </table:table-row>
        <table:table-row table:style-name="Tabulka1.1">
          <table:table-cell table:style-name="Tabulka1.A1" office:value-type="string">
            <text:p text:style-name="P11">Časov<text:span text:style-name="T25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30">110</text:span>h <text:span text:style-name="T28">měsíčně </text:span>(slovy: <text:span text:style-name="T30">stodeset</text:span>hodin)</text:p>
            <text:p text:style-name="P20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Odměna</text:span>:</text:p>
          </table:table-cell>
          <table:table-cell table:style-name="Tabulka1.A1" office:value-type="string">
            <text:p text:style-name="P15">• paušální odměna <text:span text:style-name="T30">15.000,-</text:span>Kč měsíčně </text:p>
            <text:p text:style-name="P15">• úkolová odměna: až <text:span text:style-name="T30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Termín provedení</text:span>:</text:p>
          </table:table-cell>
          <table:table-cell table:style-name="Tabulka1.A1" office:value-type="string">
            <text:p text:style-name="P14"><text:s/><text:span text:style-name="T21">Od 01-04-2018 na dobu neurčitou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20">Praze</text:span> dne <text:span text:style-name="T22">01.04.2018</text:span></text:p>
      <text:p text:style-name="P7">Za zadavatele: <text:tab/><text:tab/><text:tab/>Za dodavatele: </text:p>
      <text:p text:style-name="P23"><text:span text:style-name="T18">Vladislav Tobias Esner</text:span><text:span text:style-name="T16"> <text:s text:c="3"/><text:tab/></text:span><text:span text:style-name="T15"><text:tab/></text:span><text:span text:style-name="T17">Vendula Glancová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A5D0C1437B1F03A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03T11:39:41.707883637</dc:date>
    <meta:editing-cycles>134</meta:editing-cycles>
    <meta:editing-duration>P24DT14H35M22S</meta:editing-duration>
    <meta:generator>LibreOffice/5.1.6.2$Linux_X86_64 LibreOffice_project/10m0$Build-2</meta:generator>
    <meta:print-date>2018-04-03T11:37:31.284266873</meta:print-date>
    <meta:document-statistic meta:table-count="1" meta:image-count="1" meta:object-count="0" meta:page-count="1" meta:paragraph-count="35" meta:word-count="202" meta:character-count="1541" meta:non-whitespace-character-count="1354"/>
    <meta:user-defined meta:name="Informace 1"/>
    <meta:user-defined meta:name="Informace 2"/>
    <meta:user-defined meta:name="Informace 3"/>
    <meta:user-defined meta:name="Informace 4"/>
  </office:meta>
</office:document-meta>
</file>